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L'énoncé du problème</text:h>
      <text:p text:style-name="Text_20_body">L'idée est de définir clairement le problème que tu veux résoudre. Dans ton projet, tu veux aider les étudiants à améliorer leur CV pour qu'il corresponde mieux aux attentes des recruteurs. Le problème est donc que beaucoup d'étudiants ne savent pas comment ajuster leur CV en fonction des offres d'emploi. Cela rend plus difficile pour eux de décrocher un entretien.</text:p>
      <text:p text:style-name="Text_20_body">L'énoncé du problème, c'est simplement une question qui résume cette situation. Par exemple :</text:p>
      <text:p text:style-name="Text_20_body"><text:span text:style-name="Strong_20_Emphasis">"Comment pourrions-nous aider les étudiants à mieux adapter leur CV aux offres d'emploi pour maximiser leurs chances d'obtenir un entretien ?"</text:span></text:p>
      <text:h text:style-name="Heading_20_3" text:outline-level="3">Les KPI (Indicateurs de performance clés)</text:h>
      <text:p text:style-name="Text_20_body">Les KPI servent à mesurer si ton projet fonctionne bien et si les étudiants arrivent à résoudre leur problème. Ce sont des chiffres ou des mesures qui te disent si tu es sur la bonne voie. Par exemple :</text:p>
      <text:list xml:id="list1546821400" text:style-name="L1">
        <text:list-item>
          <text:p text:style-name="P1"><text:span text:style-name="Strong_20_Emphasis">Taux de succès des entretiens</text:span> :<text:line-break/>Combien d'étudiants obtiennent un entretien après avoir utilisé ta solution pour améliorer leur CV ? Si ce taux augmente, c’est bon signe.</text:p>
        </text:list-item>
        <text:list-item>
          <text:p text:style-name="P1"><text:span text:style-name="Strong_20_Emphasis">Satisfaction des utilisateurs</text:span> :<text:line-break/>Tu peux demander aux étudiants s'ils sont contents de l’outil pour améliorer leur CV. Par exemple, si 80 % des étudiants disent qu’ils sont satisfaits, c’est un bon indicateur.</text:p>
        </text:list-item>
        <text:list-item>
          <text:p text:style-name="P1"><text:span text:style-name="Strong_20_Emphasis">Amélioration du CV retenu par les recruteurs</text:span> :<text:line-break/>Est-ce que les recruteurs choisissent plus souvent les CV modifiés grâce à ton outil ? Si le pourcentage de CV acceptés augmente, c’est un signe que ton outil aide vraiment les étudiants.</text:p>
        </text:list-item>
      </text:list>
      <text:p text:style-name="Horizontal_20_Line"/>
      <text:p text:style-name="Text_20_body">L’objectif est de définir clairement le problème que tu veux résoudre (ici, améliorer les CV des étudiants) et de mesurer, grâce aux KPI, si ta solution est efficace. Est-ce que c'est plus clair comme ça ?</text:p>
      <text:p text:style-name="Text_20_body">4o mini</text:p>
      <text:h text:style-name="Heading_20_5" text:outline-level="5">Vous avez dit :</text:h>
      <text:p text:style-name="Text_20_body">tu peux traiter pour moi </text:p>
      <text:h text:style-name="Heading_20_6" text:outline-level="6">ChatGPT a dit :</text:h>
      <text:p text:style-name="Text_20_body">Bien sûr, voici un énoncé du problème et les KPI définis pour ton projet :</text:p>
      <text:p text:style-name="Horizontal_20_Line"/>
      <text:h text:style-name="Heading_20_3" text:outline-level="3"><text:span text:style-name="Strong_20_Emphasis">Énoncé du problème</text:span></text:h>
      <text:p text:style-name="Text_20_body"><text:span text:style-name="Strong_20_Emphasis">Problématique principale :</text:span><text:line-break/>Les étudiants ont souvent du mal à adapter leur CV aux exigences spécifiques des recruteurs, ce qui nuit à leurs chances d'obtenir un entretien.</text:p>
      <text:p text:style-name="Text_20_body"><text:soft-page-break/><text:span text:style-name="Strong_20_Emphasis">Énoncé du problème :</text:span><text:line-break/><text:span text:style-name="Strong_20_Emphasis">"Comment pourrions-nous aider les étudiants à adapter leur CV de manière optimale aux offres d'emploi, afin d’augmenter leurs chances d’obtenir un entretien ?"</text:span></text:p>
      <text:p text:style-name="Horizontal_20_Line"/>
      <text:h text:style-name="Heading_20_3" text:outline-level="3"><text:span text:style-name="Strong_20_Emphasis">KPI (Indicateurs de performance clés)</text:span></text:h>
      <text:list xml:id="list1890016726" text:style-name="L2">
        <text:list-item>
          <text:p text:style-name="P2"><text:span text:style-name="Strong_20_Emphasis">Taux de réussite des entretiens obtenus :</text:span><text:line-break/>Mesurer l’augmentation du nombre d’étudiants obtenant un entretien après avoir utilisé la plateforme pour améliorer leur CV.<text:line-break/><text:span text:style-name="Strong_20_Emphasis">Objectif :</text:span> +30 % d'entretiens obtenus en 6 mois.</text:p>
        </text:list-item>
        <text:list-item>
          <text:p text:style-name="P2"><text:span text:style-name="Strong_20_Emphasis">Satisfaction des étudiants et recruteurs :</text:span><text:line-break/>Mesurer la satisfaction des étudiants et des recruteurs concernant l'efficacité de la plateforme pour améliorer les CV.<text:line-break/><text:span text:style-name="Strong_20_Emphasis">Objectif :</text:span> Atteindre une note moyenne de 4/5 dans les retours des utilisateurs.</text:p>
        </text:list-item>
        <text:list-item>
          <text:p text:style-name="P2"><text:span text:style-name="Strong_20_Emphasis">Taux de CV retenus par les recruteurs :</text:span><text:line-break/>Mesurer l’augmentation du pourcentage de CV qui sont retenus par les recruteurs après avoir été modifiés grâce à la plateforme.<text:line-break/><text:span text:style-name="Strong_20_Emphasis">Objectif :</text:span> +25 % de CV acceptés par les recruteurs après modifications en 6 mois.</text:p>
        </text:list-item>
      </text:list>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1" style:font-family-complex="'Lohit Devanagari'" style:font-family-generic-complex="system" style:font-pitch-complex="variable" style:font-size-complex="7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9T16:44:10.924992480</meta:creation-date>
    <dc:date>2024-12-19T16:44:49.374606860</dc:date>
    <meta:editing-duration>PT38S</meta:editing-duration>
    <meta:editing-cycles>1</meta:editing-cycles>
    <meta:document-statistic meta:table-count="0" meta:image-count="0" meta:object-count="0" meta:page-count="2" meta:paragraph-count="22" meta:word-count="490" meta:character-count="2942" meta:non-whitespace-character-count="2479"/>
    <meta:generator>LibreOffice/7.3.7.2$Linux_X86_64 LibreOffice_project/30$Build-2</meta:generator>
  </office:meta>
</office:document-meta>
</file>